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 style:list-style-name="L2">
      <style:paragraph-properties fo:margin-left="0cm" fo:margin-right="0cm" fo:margin-top="0cm" fo:margin-bottom="0.499cm" style:contextual-spacing="false" fo:text-indent="0cm" style:auto-text-indent="false" fo:padding="0.049cm" fo:border="0.06pt solid #d9d9e3"/>
    </style:style>
    <style:style style:name="P2" style:family="paragraph" style:parent-style-name="Preformatted_20_Text" style:list-style-name="L2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3" style:family="paragraph" style:parent-style-name="Standard">
      <style:text-properties officeooo:rsid="00072685" officeooo:paragraph-rsid="00072685"/>
    </style:style>
    <style:style style:name="P4" style:family="paragraph" style:parent-style-name="Text_20_body">
      <style:text-properties officeooo:rsid="00072685" officeooo:paragraph-rsid="00072685"/>
    </style:style>
    <style:style style:name="P5" style:family="paragraph" style:parent-style-name="Text_20_body">
      <style:paragraph-properties fo:margin-left="0cm" fo:margin-right="0cm" fo:text-indent="0cm" style:auto-text-indent="false" fo:padding="0.049cm" fo:border="0.06pt solid #d9d9e3"/>
    </style:style>
    <style:style style:name="P6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.049cm" fo:border="0.06pt solid #d9d9e3"/>
    </style:style>
    <style:style style:name="P7" style:family="paragraph" style:parent-style-name="Text_20_body" style:list-style-name="L1">
      <style:paragraph-properties fo:margin-left="0cm" fo:margin-right="0cm" fo:text-indent="0cm" style:auto-text-indent="false" fo:padding="0.049cm" fo:border="0.06pt solid #d9d9e3"/>
    </style:style>
    <style:style style:name="P8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.049cm" fo:border="0.06pt solid #d9d9e3"/>
    </style:style>
    <style:style style:name="P9" style:family="paragraph" style:parent-style-name="Text_20_body" style:list-style-name="L2">
      <style:paragraph-properties fo:margin-left="0cm" fo:margin-right="0cm" fo:text-indent="0cm" style:auto-text-indent="false" fo:padding="0.049cm" fo:border="0.06pt solid #d9d9e3"/>
    </style:style>
    <style:style style:name="T1" style:family="text">
      <style:text-properties loext:padding="0.049cm" loext:border="0.06pt solid #d9d9e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ocker</text:h>
      <text:p text:style-name="P4"/>
      <text:p text:style-name="P4">Instalación</text:p>
      <text:p text:style-name="P3"><text:a xlink:type="simple" xlink:href="https://docs.docker.com/engine/install/" text:style-name="Internet_20_link" text:visited-style-name="Visited_20_Internet_20_Link">https://docs.docker.com/engine/install/</text:a></text:p>
      <text:p text:style-name="P3"/>
      <text:p text:style-name="P4"><text:span text:style-name="Strong_20_Emphasis"><text:span text:style-name="T1">Docker:</text:span></text:span></text:p>
      <text:p text:style-name="P5">Docker es una plataforma de código abierto que facilita la creación, implementación y ejecución de aplicaciones en contenedores. Los contenedores son unidades ligeras y portátiles que contienen todo lo necesario para que una aplicación se ejecute, incluyendo el código, las bibliotecas, las dependencias y las variables de entorno. Docker proporciona una forma de empaquetar y distribuir aplicaciones de manera consistente, lo que facilita la implementación y escalabilidad de software en diferentes entornos.</text:p>
      <text:p text:style-name="P5"><text:span text:style-name="Strong_20_Emphasis"><text:span text:style-name="T1">Instalación de Docker:</text:span></text:span></text:p>
      <text:p text:style-name="P5">La instalación de Docker varía según el sistema operativo. A continuación, te proporciono instrucciones breves para algunos sistemas comunes:</text:p>
      <text:list text:style-name="L1">
        <text:list-item>
          <text:p text:style-name="P7"><text:span text:style-name="Strong_20_Emphasis"><text:span text:style-name="T1">Linux:</text:span></text:span></text:p>
          <text:list>
            <text:list-item>
              <text:p text:style-name="P6">Puedes seguir las instrucciones específicas para tu distribución en el sitio web oficial de Docker.</text:p>
            </text:list-item>
          </text:list>
        </text:list-item>
        <text:list-item>
          <text:p text:style-name="P7"><text:span text:style-name="Strong_20_Emphasis"><text:span text:style-name="T1">Windows:</text:span></text:span></text:p>
          <text:list>
            <text:list-item>
              <text:p text:style-name="P6">Descarga e instala Docker Desktop desde el sitio web oficial de Docker.</text:p>
            </text:list-item>
          </text:list>
        </text:list-item>
        <text:list-item>
          <text:p text:style-name="P7"><text:span text:style-name="Strong_20_Emphasis"><text:span text:style-name="T1">macOS:</text:span></text:span></text:p>
          <text:list>
            <text:list-item>
              <text:p text:style-name="P7">Descarga e instala Docker Desktop desde el sitio web oficial de Docker.</text:p>
            </text:list-item>
          </text:list>
        </text:list-item>
      </text:list>
      <text:p text:style-name="P5"><text:span text:style-name="Strong_20_Emphasis"><text:span text:style-name="T1">Comandos Básicos de Docker:</text:span></text:span></text:p>
      <text:list text:style-name="L2">
        <text:list-item>
          <text:p text:style-name="P9"><text:span text:style-name="Strong_20_Emphasis"><text:span text:style-name="Source_20_Text"><text:span text:style-name="T1">docker --version</text:span></text:span></text:span></text:p>
          <text:list>
            <text:list-item>
              <text:p text:style-name="P8">Descripción: Muestra la versión actual de Docker instalada.</text:p>
            </text:list-item>
            <text:list-item>
              <text:p text:style-name="P9">Ejemplo:</text:p>
              <text:p text:style-name="P2"/>
              <text:p text:style-name="P1"><text:span text:style-name="Source_20_Text"><text:span text:style-name="T1">docker --version</text:span></text:span></text:p>
            </text:list-item>
          </text:list>
        </text:list-item>
        <text:list-item>
          <text:p text:style-name="P9"><text:span text:style-name="Strong_20_Emphasis"><text:span text:style-name="Source_20_Text"><text:span text:style-name="T1">docker run</text:span></text:span></text:span></text:p>
          <text:list>
            <text:list-item>
              <text:p text:style-name="P8">Descripción: Ejecuta un contenedor a partir de una imagen.</text:p>
            </text:list-item>
            <text:list-item>
              <text:p text:style-name="P9">Ejemplo:</text:p>
              <text:p text:style-name="P2"/>
              <text:p text:style-name="P1"><text:span text:style-name="Source_20_Text"><text:span text:style-name="T1">docker run hello-world</text:span></text:span></text:p>
            </text:list-item>
          </text:list>
        </text:list-item>
        <text:list-item>
          <text:p text:style-name="P9"><text:soft-page-break/><text:span text:style-name="Strong_20_Emphasis"><text:span text:style-name="Source_20_Text"><text:span text:style-name="T1">docker ps</text:span></text:span></text:span></text:p>
          <text:list>
            <text:list-item>
              <text:p text:style-name="P8">Descripción: Muestra los contenedores en ejecución.</text:p>
            </text:list-item>
            <text:list-item>
              <text:p text:style-name="P9">Ejemplo:</text:p>
              <text:p text:style-name="P2"/>
              <text:p text:style-name="P1"><text:span text:style-name="Source_20_Text"><text:span text:style-name="T1">docker ps</text:span></text:span></text:p>
            </text:list-item>
          </text:list>
        </text:list-item>
        <text:list-item>
          <text:p text:style-name="P9"><text:span text:style-name="Strong_20_Emphasis"><text:span text:style-name="Source_20_Text"><text:span text:style-name="T1">docker ps -a</text:span></text:span></text:span></text:p>
          <text:list>
            <text:list-item>
              <text:p text:style-name="P8">Descripción: Muestra todos los contenedores, incluso los que no están en ejecución.</text:p>
            </text:list-item>
            <text:list-item>
              <text:p text:style-name="P9">Ejemplo:</text:p>
              <text:p text:style-name="P2"/>
              <text:p text:style-name="P1"><text:span text:style-name="Source_20_Text"><text:span text:style-name="T1">docker ps -a</text:span></text:span></text:p>
            </text:list-item>
          </text:list>
        </text:list-item>
        <text:list-item>
          <text:p text:style-name="P9"><text:span text:style-name="Strong_20_Emphasis"><text:span text:style-name="Source_20_Text"><text:span text:style-name="T1">docker images</text:span></text:span></text:span></text:p>
          <text:list>
            <text:list-item>
              <text:p text:style-name="P8">Descripción: Lista las imágenes de Docker en tu sistema.</text:p>
            </text:list-item>
            <text:list-item>
              <text:p text:style-name="P9">Ejemplo:</text:p>
              <text:p text:style-name="P2"/>
              <text:p text:style-name="P1"><text:span text:style-name="Source_20_Text"><text:span text:style-name="T1">docker images</text:span></text:span></text:p>
            </text:list-item>
          </text:list>
        </text:list-item>
        <text:list-item>
          <text:p text:style-name="P9"><text:span text:style-name="Strong_20_Emphasis"><text:span text:style-name="Source_20_Text"><text:span text:style-name="T1">docker pull</text:span></text:span></text:span></text:p>
          <text:list>
            <text:list-item>
              <text:p text:style-name="P8">Descripción: Descarga una imagen de Docker desde un registro (como Docker Hub).</text:p>
            </text:list-item>
            <text:list-item>
              <text:p text:style-name="P9">Ejemplo:</text:p>
              <text:p text:style-name="P2"/>
              <text:p text:style-name="P1"><text:span text:style-name="Source_20_Text"><text:span text:style-name="T1">docker pull ubuntu</text:span></text:span></text:p>
            </text:list-item>
          </text:list>
        </text:list-item>
        <text:list-item>
          <text:p text:style-name="P9"><text:span text:style-name="Strong_20_Emphasis"><text:span text:style-name="Source_20_Text"><text:span text:style-name="T1">docker stop</text:span></text:span></text:span></text:p>
          <text:list>
            <text:list-item>
              <text:p text:style-name="P8">Descripción: Detiene un contenedor en ejecución.</text:p>
            </text:list-item>
            <text:list-item>
              <text:p text:style-name="P9">Ejemplo:</text:p>
              <text:p text:style-name="P2"/>
              <text:p text:style-name="P1"><text:span text:style-name="Source_20_Text"><text:span text:style-name="T1">docker stop nombre_del_contenedor</text:span></text:span></text:p>
            </text:list-item>
          </text:list>
        </text:list-item>
        <text:list-item>
          <text:p text:style-name="P9"><text:span text:style-name="Strong_20_Emphasis"><text:span text:style-name="Source_20_Text"><text:span text:style-name="T1">docker rm</text:span></text:span></text:span></text:p>
          <text:list>
            <text:list-item>
              <text:p text:style-name="P8">Descripción: Elimina un contenedor.</text:p>
            </text:list-item>
            <text:list-item>
              <text:p text:style-name="P9">Ejemplo:</text:p>
              <text:p text:style-name="P2"/>
              <text:p text:style-name="P1"><text:span text:style-name="Source_20_Text"><text:span text:style-name="T1">docker rm nombre_del_contenedor</text:span></text:span></text:p>
            </text:list-item>
          </text:list>
        </text:list-item>
        <text:list-item>
          <text:p text:style-name="P9"><text:span text:style-name="Strong_20_Emphasis"><text:span text:style-name="Source_20_Text"><text:span text:style-name="T1">docker rmi</text:span></text:span></text:span></text:p>
          <text:list>
            <text:list-item>
              <text:p text:style-name="P8">Descripción: Elimina una imagen de Docker.</text:p>
            </text:list-item>
            <text:list-item>
              <text:p text:style-name="P9"><text:soft-page-break/>Ejemplo:</text:p>
              <text:p text:style-name="P2"/>
              <text:p text:style-name="P1"><text:span text:style-name="Source_20_Text"><text:span text:style-name="T1">docker rmi nombre_de_la_imagen</text:span></text:span></text:p>
            </text:list-item>
          </text:list>
        </text:list-item>
      </text:list>
      <text:p text:style-name="Text_20_body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5T22:26:21.366921670</meta:creation-date>
    <dc:date>2023-11-25T22:36:29.309112093</dc:date>
    <meta:editing-duration>PT10M8S</meta:editing-duration>
    <meta:editing-cycles>1</meta:editing-cycles>
    <meta:document-statistic meta:table-count="0" meta:image-count="0" meta:object-count="0" meta:page-count="3" meta:paragraph-count="60" meta:word-count="321" meta:character-count="1952" meta:non-whitespace-character-count="1733"/>
    <meta:generator>LibreOffice/7.6.2.1$Linux_X86_64 LibreOffice_project/56f7684011345957bbf33a7ee678afaf4d2ba333</meta:generator>
  </office:meta>
</office:document-meta>
</file>